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text-outline="false" fo:font-size="14pt" fo:font-style="normal" style:text-underline-style="none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2pt" fo:font-style="normal" style:text-underline-style="none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 fo:background-color="#99ccff" style:shadow="none">
        <style:background-image/>
      </style:paragraph-properties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 fo:background-color="#99ccff" style:shadow="none">
        <style:background-image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center" style:justify-single-word="false" fo:background-color="#e6e6ff" style:shadow="none">
        <style:background-image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center" style:justify-single-word="false" fo:background-color="#cfe7f5" fo:padding="0.049cm" fo:border="0.018cm solid #000000" style:shadow="none">
        <style:background-image/>
      </style:paragraph-properties>
      <style:text-properties style:text-outline="false" fo:font-size="14pt" fo:font-style="normal" style:text-underline-style="none" style:font-size-asian="14pt" style:font-style-asian="normal" style:font-size-complex="14pt" style:font-style-complex="normal"/>
    </style:style>
    <style:style style:name="P9" style:family="paragraph" style:parent-style-name="Standard" style:master-page-name="">
      <style:paragraph-properties fo:text-align="center" style:justify-single-word="false" style:page-number="auto" fo:background-color="#cfe7f5" fo:padding="0.049cm" fo:border="0.002cm solid #000000" style:shadow="none">
        <style:background-image/>
      </style:paragraph-properties>
      <style:text-properties style:text-outline="false" fo:font-size="14pt" fo:font-style="normal" style:text-underline-style="none" style:font-size-asian="14pt" style:font-style-asian="normal" style:font-size-complex="14pt" style:font-style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outline="false" fo:font-size="12pt" fo:font-style="normal" style:text-underline-style="none" style:font-size-asian="12pt" style:font-style-asian="normal" style:font-size-complex="12pt" style:font-style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outline="false" fo:font-size="12pt" fo:font-style="normal" style:text-underline-style="none" style:font-size-asian="12pt" style:font-style-asian="normal" style:font-size-complex="12pt" style:font-style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outline="false" fo:font-size="14pt" fo:font-style="normal" style:text-underline-style="none" style:font-size-asian="14pt" style:font-style-asian="normal" style:font-size-complex="14pt" style:font-style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Consolas" fo:font-size="12pt" fo:font-style="normal" style:text-underline-style="none" style:font-size-asian="12pt" style:font-style-asian="normal" style:font-size-complex="12pt" style:font-style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Consolas" fo:font-size="12pt" fo:font-style="normal" style:text-underline-style="none" style:font-size-asian="12pt" style:font-style-asian="normal" style:font-size-complex="12pt" style:font-style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color="#009933" style:font-name="Consolas" fo:font-size="12pt" fo:font-style="normal" style:text-underline-style="none" style:font-size-asian="12pt" style:font-style-asian="normal" style:font-size-complex="12pt" style:font-style-complex="normal"/>
    </style:style>
    <style:style style:name="P17" style:family="paragraph" style:parent-style-name="Standard" style:list-style-name="L4">
      <style:paragraph-properties fo:text-align="start" style:justify-single-word="false"/>
    </style:style>
    <style:style style:name="P18" style:family="paragraph">
      <style:paragraph-properties fo:text-align="center"/>
    </style:style>
    <style:style style:name="T1" style:family="text">
      <style:text-properties style:font-name="Consolas" fo:font-size="12pt" fo:font-style="normal" style:text-underline-style="none" style:font-size-asian="12pt" style:font-style-asian="normal" style:font-size-complex="12pt" style:font-style-complex="normal"/>
    </style:style>
    <style:style style:name="T2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3" style:family="text">
      <style:text-properties fo:color="#009933"/>
    </style:style>
    <style:style style:name="T4" style:family="text">
      <style:text-properties fo:color="#ff66ff"/>
    </style:style>
    <style:style style:name="T5" style:family="text">
      <style:text-properties fo:color="#99ff66"/>
    </style:style>
    <style:style style:name="T6" style:family="text">
      <style:text-properties fo:color="#579d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DOM : Documents Objects Models</text:p>
      <text:p text:style-name="P5"/>
      <text:p text:style-name="P1"/>
      <text:p text:style-name="P1"/>
      <text:p text:style-name="P8">DATASOURCES</text:p>
      <text:p text:style-name="P2"/>
      <text:p text:style-name="P2"/>
      <text:p text:style-name="P2">TABLES :</text:p>
      <text:list xml:id="list2927294459243847463" text:style-name="L1">
        <text:list-item>
          <text:p text:style-name="P10">Nom des tables : PR_nom_de_la_table</text:p>
        </text:list-item>
        <text:list-item>
          <text:p text:style-name="P10">Nom des tables de liaison : NOMTABLE1, NOMTABLE2</text:p>
          <text:p text:style-name="P12"/>
        </text:list-item>
      </text:list>
      <text:p text:style-name="P2">PROPRIETES : </text:p>
      <text:list xml:id="list6280488857000481078" text:style-name="L2">
        <text:list-item>
          <text:p text:style-name="P11">Nom des champs : Nomtable_nomchamp</text:p>
        </text:list-item>
      </text:list>
      <text:list xml:id="list29704705" text:continue-list="list2927294459243847463" text:style-name="L1">
        <text:list-item>
          <text:p text:style-name="P10">préfixe du nom du projet_nom, Minuscule/singulier</text:p>
          <text:p text:style-name="P10"/>
        </text:list-item>
      </text:list>
      <text:p text:style-name="P2">CONTRAINTES :</text:p>
      <text:list xml:id="list29693683" text:continue-numbering="true" text:style-name="L1">
        <text:list-item>
          <text:p text:style-name="P10">Nom des clés primaires : pk_NomPropriete</text:p>
        </text:list-item>
        <text:list-item>
          <text:p text:style-name="P10">Nom des clés étrangères : fk_NomPropriete_NomTable,</text:p>
        </text:list-item>
        <text:list-item>
          <text:p text:style-name="P10">Nom Check : ck_NOM_TABLE</text:p>
        </text:list-item>
        <text:list-item>
          <text:p text:style-name="P10">Nom Default : dk_NOM_TABLE</text:p>
        </text:list-item>
      </text:list>
      <text:p text:style-name="P2"/>
      <text:p text:style-name="P2"/>
      <text:p text:style-name="P9">CODE</text:p>
      <text:p text:style-name="P1"/>
      <text:p text:style-name="P3">Nom des classes : NomClasse</text:p>
      <text:p text:style-name="P3">Nom des objets : <text:s/>NomObjet</text:p>
      <text:p text:style-name="P3">Nom des attributs : attributs</text:p>
      <text:p text:style-name="P3">Nom des méthodes : <text:s/>NomMethode</text:p>
      <text:p text:style-name="P3">Nom des variables : variables</text:p>
      <text:p text:style-name="P3">Nom des scripts :</text:p>
      <text:p text:style-name="P3">Les commentaires : </text:p>
      <text:list xml:id="list6112113317974507400" text:style-name="L3">
        <text:list-item>
          <text:p text:style-name="P13"><text:span text:style-name="T6">/*Commentaires de prototypes */</text:span><text:span text:style-name="T5"> </text:span>(1ère phrase expliquant l'action de la méthode/le rôle de la chose + paramètres en entrée et en sortie)</text:p>
        </text:list-item>
        <text:list-item>
          <text:p text:style-name="P14"><text:span text:style-name="T4">class</text:span> User {</text:p>
          <text:list>
            <text:list-header>
              <text:p text:style-name="P16">// atribs here</text:p>
              <text:p text:style-name="P14"><text:span text:style-name="T4">private</text:span> $ user_id ;</text:p>
              <text:p text:style-name="P14"><text:span text:style-name="T4">private</text:span> $ user_nom ;</text:p>
            </text:list-header>
          </text:list>
        </text:list-item>
      </text:list>
      <text:p text:style-name="P4"/>
      <text:p text:style-name="P4"><text:s text:c="18"/><text:span text:style-name="T3">// technical ones</text:span></text:p>
      <text:p text:style-name="P4"><text:s text:c="18"/><text:span text:style-name="T4">protected</text:span> $table ;</text:p>
      <text:p text:style-name="P4"><text:s text:c="18"/><text:span text:style-name="T4">protected</text:span> $primary ;</text:p>
      <text:p text:style-name="P4"/>
      <text:p text:style-name="P4"><text:s text:c="18"/><text:span text:style-name="T3">// methods go then</text:span></text:p>
      <text:p text:style-name="P4"><text:s text:c="20"/><text:span text:style-name="T4">public</text:span> fonction_ _ conctruct(){</text:p>
      <text:p text:style-name="P4"><text:s text:c="23"/>}</text:p>
      <text:p text:style-name="P4">}</text:p>
      <text:list xml:id="list29690187" text:continue-numbering="true" text:style-name="L3">
        <text:list-item>
          <text:p text:style-name="P13"><text:soft-page-break/>// <text:s text:c="2"/>mise en forme</text:p>
        </text:list-item>
      </text:list>
      <text:p text:style-name="P3"/>
      <text:p text:style-name="P3"/>
      <text:p text:style-name="P3">CSS</text:p>
      <text:list xml:id="list6407591028478065823" text:style-name="L4">
        <text:list-item>
          <text:p text:style-name="P17"><text:span text:style-name="T2">1er élément à déclarer = « * » (</text:span><text:span text:style-name="T1">margin : 0px , padding:0px</text:span><text:span text:style-name="T2">...)</text:span></text:p>
        </text:list-item>
        <text:list-item>
          <text:p text:style-name="P15">body {}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rect text:anchor-type="paragraph" draw:z-index="0" draw:style-name="gr1" draw:text-style-name="P18" svg:width="17.357cm" svg:height="17.728cm" svg:x="0.034cm" svg:y="0.081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ëtitia </meta:initial-creator>
    <meta:creation-date>2016-09-02T10:11:53.59</meta:creation-date>
    <dc:date>2016-09-09T09:51:32.61</dc:date>
    <dc:creator>Laëtitia </dc:creator>
    <meta:editing-duration>PT2H43M54S</meta:editing-duration>
    <meta:editing-cycles>30</meta:editing-cycles>
    <meta:generator>OpenOffice/4.1.2$Win32 OpenOffice.org_project/412m3$Build-9782</meta:generator>
    <meta:document-statistic meta:table-count="0" meta:image-count="0" meta:object-count="0" meta:page-count="2" meta:paragraph-count="37" meta:word-count="180" meta:character-count="1090"/>
  </office:meta>
</office:document-meta>
</file>